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aksaman" svg:font-family="Laksaman" style:font-pitch="variable"/>
    <style:font-face style:name="Roboto Light" svg:font-family="'Roboto Light'" style:font-pitch="variable"/>
    <style:font-face style:name="Roboto Light1" svg:font-family="'Roboto Light'" style:font-adornments="Light" style:font-pitch="variable"/>
    <style:font-face style:name="Roboto Medium" svg:font-family="'Roboto Medium'" style:font-pitch="variable"/>
    <style:font-face style:name="Ubuntu" svg:font-family="Ubuntu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12.991cm" style:rel-column-width="33127*"/>
    </style:style>
    <style:style style:name="Tabla1.B" style:family="table-column">
      <style:table-column-properties style:column-width="12.709cm" style:rel-column-width="32408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none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none" fo:border-right="0.05pt solid #000000" fo:border-top="none" fo:border-bottom="0.05pt solid #000000"/>
    </style:style>
    <style:style style:name="Tabla2" style:family="table">
      <style:table-properties style:width="25.7cm" table:align="margins"/>
    </style:style>
    <style:style style:name="Tabla2.A" style:family="table-column">
      <style:table-column-properties style:column-width="8.565cm" style:rel-column-width="21842*"/>
    </style:style>
    <style:style style:name="Tabla2.B" style:family="table-column">
      <style:table-column-properties style:column-width="8.527cm" style:rel-column-width="21743*"/>
    </style:style>
    <style:style style:name="Tabla2.C" style:family="table-column">
      <style:table-column-properties style:column-width="8.608cm" style:rel-column-width="21950*"/>
    </style:style>
    <style:style style:name="Tabla2.A1" style:family="table-cell">
      <style:table-cell-properties fo:padding="0.097cm" fo:border-left="0.05pt solid #000000" fo:border-right="none" fo:border-top="0.05pt solid #000000" fo:border-bottom="none"/>
    </style:style>
    <style:style style:name="Tabla2.B1" style:family="table-cell">
      <style:table-cell-properties fo:padding="0.097cm" fo:border-left="none" fo:border-right="none" fo:border-top="0.05pt solid #000000" fo:border-bottom="none"/>
    </style:style>
    <style:style style:name="Tabla2.C1" style:family="table-cell">
      <style:table-cell-properties fo:padding="0.097cm" fo:border-left="none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5.7cm" table:align="margins"/>
    </style:style>
    <style:style style:name="Tabla3.A" style:family="table-column">
      <style:table-column-properties style:column-width="25.7cm" style:rel-column-width="65535*"/>
    </style:style>
    <style:style style:name="Tab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3.A2" style:family="table-cell">
      <style:table-cell-properties fo:padding="0.097cm" fo:border-left="0.05pt solid #000000" fo:border-right="0.05pt solid #000000" fo:border-top="none" fo:border-bottom="none"/>
    </style:style>
    <style:style style:name="Tabla3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Roboto Medium" fo:font-size="15pt" officeooo:rsid="00026fa6" officeooo:paragraph-rsid="00026fa6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Roboto Light" fo:font-size="15pt" fo:font-weight="bold" officeooo:rsid="00026fa6" officeooo:paragraph-rsid="0002b9c6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Roboto Light" fo:font-size="15pt" fo:font-weight="bold" officeooo:rsid="00048c18" officeooo:paragraph-rsid="00048c18" style:font-size-asian="13.1000003814697pt" style:font-weight-asian="bold" style:font-size-complex="15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-0.801cm" fo:text-align="center" style:justify-single-word="false" fo:text-indent="0cm" style:auto-text-indent="false" style:page-number="auto" fo:background-color="transparent"/>
      <style:text-properties style:font-name="Roboto Light" fo:font-size="30pt" fo:font-weight="bold" officeooo:rsid="00026fa6" officeooo:paragraph-rsid="0014b2b8" style:font-size-asian="30pt" style:font-weight-asian="bold" style:font-size-complex="3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Roboto Light" fo:font-size="15pt" officeooo:rsid="0002b9c6" officeooo:paragraph-rsid="0002b9c6" style:font-size-asian="13.1000003814697pt" style:font-size-complex="15pt"/>
    </style:style>
    <style:style style:name="P6" style:family="paragraph" style:parent-style-name="Table_20_Contents">
      <style:paragraph-properties fo:text-align="start" style:justify-single-word="false"/>
      <style:text-properties style:font-name="Roboto Light" fo:font-size="15pt" officeooo:rsid="00048c18" officeooo:paragraph-rsid="00048c18" style:font-size-asian="13.1000003814697pt" style:font-size-complex="15pt"/>
    </style:style>
    <style:style style:name="P7" style:family="paragraph" style:parent-style-name="Table_20_Contents">
      <style:paragraph-properties fo:text-align="start" style:justify-single-word="false"/>
      <style:text-properties style:font-name="Roboto Light" fo:font-size="15pt" fo:font-weight="bold" officeooo:rsid="0002b9c6" officeooo:paragraph-rsid="0002b9c6" style:font-size-asian="13.1000003814697pt" style:font-weight-asian="bold" style:font-size-complex="15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Roboto Light" fo:font-size="15pt" fo:font-weight="normal" officeooo:rsid="00026fa6" officeooo:paragraph-rsid="00026fa6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Roboto Light" fo:font-size="10pt" fo:font-weight="bold" officeooo:rsid="00048c18" officeooo:paragraph-rsid="00048c18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Roboto Light" fo:font-size="15pt" fo:font-weight="bold" officeooo:rsid="00026fa6" officeooo:paragraph-rsid="0002b9c6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officeooo:paragraph-rsid="00048c18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Ubuntu" fo:font-size="18pt" fo:font-weight="normal" officeooo:rsid="00026fa6" officeooo:paragraph-rsid="00026fa6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8pt" fo:font-weight="normal" officeooo:rsid="00026fa6" officeooo:paragraph-rsid="0002b9c6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8pt" fo:font-weight="normal" officeooo:rsid="00048c18" officeooo:paragraph-rsid="00048c18" style:font-size-asian="18pt" style:font-weight-asian="normal" style:font-size-complex="18pt" style:font-weight-complex="normal"/>
    </style:style>
    <style:style style:name="T1" style:family="text">
      <style:text-properties style:font-name="Roboto Light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dae4" style:font-weight-asian="bold" style:font-weight-complex="bold"/>
    </style:style>
    <style:style style:name="T4" style:family="text">
      <style:text-properties officeooo:rsid="0002b9c6"/>
    </style:style>
    <style:style style:name="T5" style:family="text">
      <style:text-properties officeooo:rsid="00048c18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ce181e" style:font-name="Roboto Light" fo:font-weight="bold" officeooo:rsid="00048c18" style:font-weight-asian="bold" style:font-weight-complex="bold"/>
    </style:style>
    <style:style style:name="T9" style:family="text">
      <style:text-properties fo:color="#ce181e" style:font-name="Roboto Light" fo:font-weight="bold" officeooo:rsid="00081b51" style:font-weight-asian="bold" style:font-weight-complex="bold"/>
    </style:style>
    <style:style style:name="T10" style:family="text">
      <style:text-properties fo:color="#ce181e" style:font-name="Ubuntu" fo:font-weight="bold" officeooo:rsid="00048c18" style:font-weight-asian="bold" style:font-weight-complex="bold"/>
    </style:style>
    <style:style style:name="T11" style:family="text">
      <style:text-properties fo:color="#ce181e" style:font-name="Ubuntu" fo:font-weight="bold" officeooo:rsid="00081b51" style:font-weight-asian="bold" style:font-weight-complex="bold"/>
    </style:style>
    <style:style style:name="T12" style:family="text">
      <style:text-properties fo:color="#ce181e" style:font-name="Ubuntu" fo:font-weight="normal" officeooo:rsid="00048c18" style:font-weight-asian="normal" style:font-weight-complex="normal"/>
    </style:style>
    <style:style style:name="T13" style:family="text">
      <style:text-properties fo:color="#ce181e" style:font-name="Ubuntu" fo:font-weight="normal" officeooo:rsid="00081b51" style:font-weight-asian="normal" style:font-weight-complex="normal"/>
    </style:style>
    <style:style style:name="T14" style:family="text">
      <style:text-properties fo:color="#000000" officeooo:rsid="00048c18"/>
    </style:style>
    <style:style style:name="T15" style:family="text">
      <style:text-properties fo:color="#000000" officeooo:rsid="00081b51"/>
    </style:style>
    <style:style style:name="T16" style:family="text">
      <style:text-properties fo:color="#000000" officeooo:rsid="000bde13"/>
    </style:style>
    <style:style style:name="T17" style:family="text">
      <style:text-properties officeooo:rsid="000718ff"/>
    </style:style>
    <style:style style:name="T18" style:family="text">
      <style:text-properties officeooo:rsid="00081b51"/>
    </style:style>
    <style:style style:name="T19" style:family="text">
      <style:text-properties officeooo:rsid="000ddae4"/>
    </style:style>
    <style:style style:name="T20" style:family="text">
      <style:text-properties fo:font-weight="normal" officeooo:rsid="001127a3" style:font-weight-asian="normal" style:font-weight-complex="normal"/>
    </style:style>
    <style:style style:name="T21" style:family="text">
      <style:text-properties fo:font-size="6pt" fo:font-style="italic" style:text-underline-style="none" officeooo:rsid="00048c18" style:font-size-asian="6pt" style:font-style-asian="italic" style:font-size-complex="6pt" style:font-style-complex="italic"/>
    </style:style>
    <style:style style:name="T22" style:family="text">
      <style:text-properties fo:font-size="6pt" fo:font-style="italic" style:text-underline-style="none" officeooo:rsid="000ddae4" style:font-size-asian="6pt" style:font-style-asian="italic" style:font-size-complex="6pt" style:font-style-complex="italic"/>
    </style:style>
    <style:style style:name="T23" style:family="text">
      <style:text-properties fo:font-size="6pt" fo:font-style="italic" style:text-underline-style="none" officeooo:rsid="00068827" style:font-size-asian="6pt" style:font-style-asian="italic" style:font-size-complex="6pt" style:font-style-complex="italic"/>
    </style:style>
    <style:style style:name="T24" style:family="text">
      <style:text-properties fo:font-size="6pt" fo:font-style="italic" style:text-underline-style="none" officeooo:rsid="00172da3" style:font-size-asian="6pt" style:font-style-asian="italic" style:font-size-complex="6pt" style:font-style-complex="italic"/>
    </style:style>
    <style:style style:name="T25" style:family="text">
      <style:text-properties style:font-name="Ubuntu"/>
    </style:style>
    <style:style style:name="T26" style:family="text">
      <style:text-properties style:font-name="Ubuntu" fo:font-weight="normal" style:font-weight-asian="normal" style:font-weight-complex="normal"/>
    </style:style>
    <style:style style:name="T27" style:family="text">
      <style:text-properties style:font-name="Ubuntu" fo:font-weight="normal" officeooo:rsid="000ddae4" style:font-weight-asian="normal" style:font-weight-complex="normal"/>
    </style:style>
    <style:style style:name="T28" style:family="text">
      <style:text-properties style:font-name="Ubuntu" fo:font-weight="bold" style:font-weight-asian="bold" style:font-weight-complex="bold"/>
    </style:style>
    <style:style style:name="T29" style:family="text">
      <style:text-properties style:font-name="Ubuntu" fo:font-weight="bold" officeooo:rsid="000ddae4" style:font-weight-asian="bold" style:font-weight-complex="bold"/>
    </style:style>
    <style:style style:name="T30" style:family="text">
      <style:text-properties style:font-name="Ubuntu" fo:font-size="6pt" fo:font-style="italic" style:text-underline-style="none" officeooo:rsid="00048c18" style:font-size-asian="6pt" style:font-style-asian="italic" style:font-size-complex="6pt" style:font-style-complex="italic"/>
    </style:style>
    <style:style style:name="T31" style:family="text">
      <style:text-properties style:font-name="Ubuntu" fo:font-size="6pt" fo:font-style="italic" style:text-underline-style="none" officeooo:rsid="000ddae4" style:font-size-asian="6pt" style:font-style-asian="italic" style:font-size-complex="6pt" style:font-style-complex="italic"/>
    </style:style>
    <style:style style:name="T32" style:family="text">
      <style:text-properties style:font-name="Ubuntu" fo:font-size="6pt" fo:font-style="italic" style:text-underline-style="none" officeooo:rsid="00068827" style:font-size-asian="6pt" style:font-style-asian="italic" style:font-size-complex="6pt" style:font-style-complex="italic"/>
    </style:style>
    <style:style style:name="T33" style:family="text">
      <style:text-properties style:font-name="Ubuntu" fo:font-size="6pt" fo:font-style="italic" style:text-underline-style="none" officeooo:rsid="00172da3" style:font-size-asian="6pt" style:font-style-asian="italic" style:font-size-complex="6pt" style:font-style-complex="italic"/>
    </style:style>
    <style:style style:name="T34" style:family="text">
      <style:text-properties style:font-name="Ubuntu" fo:font-size="6pt" fo:font-style="italic" style:text-underline-style="none" fo:font-weight="normal" officeooo:rsid="00048c18" style:font-size-asian="6pt" style:font-style-asian="italic" style:font-weight-asian="normal" style:font-size-complex="6pt" style:font-style-complex="italic" style:font-weight-complex="normal"/>
    </style:style>
    <style:style style:name="T35" style:family="text">
      <style:text-properties style:font-name="Ubuntu" fo:font-size="6pt" fo:font-style="italic" style:text-underline-style="none" fo:font-weight="normal" officeooo:rsid="000ddae4" style:font-size-asian="6pt" style:font-style-asian="italic" style:font-weight-asian="normal" style:font-size-complex="6pt" style:font-style-complex="italic" style:font-weight-complex="normal"/>
    </style:style>
    <style:style style:name="T36" style:family="text">
      <style:text-properties style:font-name="Ubuntu" fo:font-size="6pt" fo:font-style="italic" style:text-underline-style="none" fo:font-weight="normal" officeooo:rsid="00068827" style:font-size-asian="6pt" style:font-style-asian="italic" style:font-weight-asian="normal" style:font-size-complex="6pt" style:font-style-complex="italic" style:font-weight-complex="normal"/>
    </style:style>
    <style:style style:name="T37" style:family="text">
      <style:text-properties style:font-name="Ubuntu" fo:font-size="6pt" fo:font-style="italic" style:text-underline-style="none" fo:font-weight="normal" officeooo:rsid="00172da3" style:font-size-asian="6pt" style:font-style-asian="italic" style:font-weight-asian="normal" style:font-size-complex="6pt" style:font-style-complex="italic" style:font-weight-complex="normal"/>
    </style:style>
    <style:style style:name="T38" style:family="text">
      <style:text-properties style:font-name="Ubuntu" officeooo:rsid="000ddae4"/>
    </style:style>
    <style:style style:name="T39" style:family="text">
      <style:text-properties style:font-name="Ubuntu" fo:font-size="10pt" style:font-size-asian="10pt" style:font-size-complex="10pt"/>
    </style:style>
    <style:style style:name="T40" style:family="text">
      <style:text-properties style:font-name="Ubuntu" fo:font-size="10pt" fo:font-weight="normal" style:font-size-asian="10pt" style:font-weight-asian="normal" style:font-size-complex="10pt" style:font-weight-complex="normal"/>
    </style:style>
    <style:style style:name="T41" style:family="text">
      <style:text-properties style:font-name="Ubuntu" fo:font-size="9pt" style:font-size-asian="9pt" style:font-size-complex="9pt"/>
    </style:style>
    <style:style style:name="T42" style:family="text">
      <style:text-properties style:font-name="Ubuntu" fo:font-size="9pt" fo:font-weight="normal" style:font-size-asian="9pt" style:font-weight-asian="normal" style:font-size-complex="9pt" style:font-weight-complex="normal"/>
    </style:style>
    <style:style style:name="T43" style:family="text">
      <style:text-properties style:font-name="Roboto Light1"/>
    </style:style>
    <style:style style:name="T44" style:family="text">
      <style:text-properties style:font-name="Roboto Light1" officeooo:rsid="000ddae4"/>
    </style:style>
    <style:style style:name="T45" style:family="text">
      <style:text-properties style:font-name="Roboto Light1" fo:font-weight="normal" style:font-weight-asian="normal" style:font-weight-complex="normal"/>
    </style:style>
    <style:style style:name="T46" style:family="text">
      <style:text-properties style:font-name="Roboto Light1" fo:font-weight="normal" officeooo:rsid="000ddae4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26"/><text:span text:style-name="T26">PRESTAMO DE EQUIPO</text:span><text:tab/><text:tab/><text:tab/> <text:s text:c="2"/><text:span text:style-name="T34">F</text:span><text:span text:style-name="T35">ECHA IMPRESO</text:span><text:span text:style-name="T34">: </text:span><text:span text:style-name="T36">{</text:span><text:span text:style-name="T37">d.fecha_impreso</text:span><text:span text:style-name="T36">}</text:span></text:p>
      <text:p text:style-name="P1"><text:tab/><text:tab/><text:tab/><text:tab/><text:tab/><text:tab/><text:tab/><text:tab/><text:tab/><text:tab/><text:tab/><text:tab/><text:tab/><text:tab/><text:tab/><text:tab/><text:span text:style-name="T26">N°: </text:span><text:span text:style-name="T12">{</text:span><text:span text:style-name="T13">d.ID_PRESTAMO</text:span><text:span text:style-name="T12">}</text:span></text:p>
      <text:p text:style-name="P12">DATOS DEL <text:span text:style-name="T17">SOLICITANTE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<text:span text:style-name="T38">NOMBRE</text:span><text:span text:style-name="T25">:</text:span> <text:span text:style-name="T14">{</text:span><text:span text:style-name="T15">d.</text:span><text:span text:style-name="T16">NOMBRE</text:span><text:span text:style-name="T14">}</text:span></text:p>
          </table:table-cell>
          <table:table-cell table:style-name="Tabla1.B1" office:value-type="string">
            <text:p text:style-name="P5"><text:span text:style-name="T26">C</text:span><text:span text:style-name="T27">ODIGO</text:span><text:span text:style-name="T26">:</text:span> <text:span text:style-name="T5">{d.CODIGO_EMPLEADO}</text:span></text:p>
          </table:table-cell>
        </table:table-row>
        <table:table-row>
          <table:table-cell table:style-name="Tabla1.A2" office:value-type="string">
            <text:p text:style-name="P5"><text:span text:style-name="T26">C</text:span><text:span text:style-name="T27">ORREO</text:span><text:span text:style-name="T26">:</text:span> <text:span text:style-name="T5">{d.CORREO_EMPLEADO}</text:span></text:p>
          </table:table-cell>
          <table:table-cell table:style-name="Tabla1.B2" office:value-type="string">
            <text:p text:style-name="P5"><text:span text:style-name="T26">T</text:span><text:span text:style-name="T27">ELEFONO</text:span><text:span text:style-name="T26">:</text:span> <text:span text:style-name="T5">{d.TELEFONO}</text:span></text:p>
          </table:table-cell>
        </table:table-row>
      </table:table>
      <text:p text:style-name="P1"/>
      <text:p text:style-name="P1"/>
      <text:p text:style-name="P13">DATOS DEL <text:span text:style-name="T4">EQUIPO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5"><text:span text:style-name="T26">N</text:span><text:span text:style-name="T27">OMBRE</text:span><text:span text:style-name="T26">:</text:span> <text:span text:style-name="T5">{d.NOMBRE_EQUIPO}</text:span></text:p>
          </table:table-cell>
          <table:table-cell table:style-name="Tabla2.B1" office:value-type="string">
            <text:p text:style-name="P5"><text:span text:style-name="T26">N</text:span><text:span text:style-name="T27">UMERO DE SERIE</text:span><text:span text:style-name="T26">:</text:span> <text:span text:style-name="T5">{d.SERIE}</text:span></text:p>
          </table:table-cell>
          <table:table-cell table:style-name="Tabla2.C1" office:value-type="string">
            <text:p text:style-name="P5"><text:span text:style-name="T26">C</text:span><text:span text:style-name="T27">ATEGORIA</text:span><text:span text:style-name="T26">:</text:span> <text:span text:style-name="T5">{d.CATEGORIA}</text:span></text:p>
          </table:table-cell>
        </table:table-row>
        <table:table-row>
          <table:table-cell table:style-name="Tabla2.A2" table:number-columns-spanned="3" office:value-type="string">
            <text:p text:style-name="P5"><text:span text:style-name="T26">C</text:span><text:span text:style-name="T27">ARACTERISTICAS</text:span><text:span text:style-name="T26">:</text:span> <text:span text:style-name="T5">{d.CARACTERISTICAS}</text:span></text:p>
          </table:table-cell>
          <table:covered-table-cell/>
          <table:covered-table-cell/>
        </table:table-row>
      </table:table>
      <text:p text:style-name="P2"/>
      <text:p text:style-name="P2"/>
      <text:p text:style-name="P14">DATOS DEL PRESTAMO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5"><text:span text:style-name="T26">E</text:span><text:span text:style-name="T27">STADO SALIDA</text:span><text:span text:style-name="T26">:</text:span> <text:span text:style-name="T5">{d.ESTADO_SALIDA}</text:span></text:p>
            <text:p text:style-name="P5"/>
          </table:table-cell>
        </table:table-row>
        <table:table-row>
          <table:table-cell table:style-name="Tabla3.A2" office:value-type="string">
            <text:p text:style-name="P7"><text:span text:style-name="T26">E</text:span><text:span text:style-name="T27">STADO ENTRADA</text:span><text:span text:style-name="T26">:</text:span> <text:span text:style-name="T20">{d.ESTADO_ENTRADA}</text:span></text:p>
            <text:p text:style-name="P5"/>
          </table:table-cell>
        </table:table-row>
        <table:table-row>
          <table:table-cell table:style-name="Tabla3.A2" office:value-type="string">
            <text:p text:style-name="P6"><text:span text:style-name="T26">F</text:span><text:span text:style-name="T27">ECHA SALIDA</text:span><text:span text:style-name="T26">:</text:span><text:span text:style-name="T2"> </text:span>{<text:span text:style-name="T18">d.FECHA_SALIDA</text:span>}</text:p>
            <text:p text:style-name="P6"/>
          </table:table-cell>
        </table:table-row>
        <table:table-row>
          <table:table-cell table:style-name="Tabla3.A4" office:value-type="string">
            <text:p text:style-name="P6"><text:span text:style-name="T26">F</text:span><text:span text:style-name="T27">ECHA ENTRADA</text:span><text:span text:style-name="T26">:</text:span><text:span text:style-name="T2"> </text:span>{<text:span text:style-name="T18">d.FECHA_ENTRADA</text:span>}</text:p>
          </table:table-cell>
        </table:table-row>
      </table:table>
      <text:p text:style-name="P3"/>
      <text:p text:style-name="P9"/>
      <text:p text:style-name="P9"/>
      <text:p text:style-name="P9"/>
      <text:p text:style-name="P11"><text:s text:c="18"/>___________________________<text:tab/><text:tab/><text:tab/><text:tab/><text:tab/> <text:s text:c="61"/>___________________________</text:p>
      <text:p text:style-name="P3"><text:span text:style-name="T7"><text:s text:c="25"/></text:span><text:span text:style-name="T40"><text:s/></text:span><text:span text:style-name="T42">FIRMA SOLICITANTE</text:span><text:span text:style-name="T26"><text:tab/><text:tab/><text:tab/><text:tab/><text:tab/><text:tab/><text:tab/> <text:tab/><text:tab/><text:tab/> <text:s text:c="9"/></text:span><text:span text:style-name="T42">FIRMA EMPLEADO</text:span><text:span text:style-name="T26"><text:tab/>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6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aksaman" svg:font-family="Laksaman" style:font-pitch="variable"/>
    <style:font-face style:name="Roboto Light" svg:font-family="'Roboto Light'" style:font-pitch="variable"/>
    <style:font-face style:name="Roboto Light1" svg:font-family="'Roboto Light'" style:font-adornments="Light" style:font-pitch="variable"/>
    <style:font-face style:name="Roboto Medium" svg:font-family="'Roboto Medium'" style:font-pitch="variable"/>
    <style:font-face style:name="Ubuntu" svg:font-family="Ubuntu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19-11-29T13:46:24.737431510</dc:date>
    <meta:editing-duration>PT1H18M41S</meta:editing-duration>
    <meta:editing-cycles>23</meta:editing-cycles>
    <meta:document-statistic meta:table-count="3" meta:image-count="0" meta:object-count="0" meta:page-count="1" meta:paragraph-count="19" meta:word-count="53" meta:character-count="825" meta:non-whitespace-character-count="511"/>
  </office:meta>
</office:document-meta>
</file>